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77mm"/>
    </style:style>
    <style:style style:name="co2" style:family="table-column">
      <style:table-column-properties fo:break-before="auto" style:column-width="339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ca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2">
          <table:table-cell office:value-type="string" calcext:value-type="string">
            <text:p>Arduino scale</text:p>
          </table:table-cell>
          <table:table-cell office:value-type="string" calcext:value-type="string">
            <text:p><text:a xlink:href="https://www.amazon.com/KEYESTUDIO-Arduino-Jewelry-Practical-Educational/dp/B01MFHGU6I/ref=sr_1_2_sspa?keywords=arduino+scale&amp;qid=1560950688&amp;s=gateway&amp;sr=8-2-spons&amp;psc=1" xlink:type="simple">KEYESTUDIO DIY Scale Kit for Arduino, Jewelry Scale, Digital Kitchen Scale, Food Scale, Arduino Practical Stem Educational Toys</text:a></text:p>
          </table:table-cell>
          <table:table-cell office:value-type="string" calcext:value-type="string">
            <text:p>1 batch</text:p>
          </table:table-cell>
        </table:table-row>
        <table:table-row table:style-name="ro2">
          <table:table-cell office:value-type="string" calcext:value-type="string">
            <text:p>expander I2C</text:p>
          </table:table-cell>
          <table:table-cell office:value-type="string" calcext:value-type="string">
            <text:p><text:a xlink:href="https://www.amazon.com/HiLetgo-PCF8574T-Expansion-Expander-Evaluation/dp/B01ICN5JB6/ref=sr_1_1_sspa?keywords=expander+i2c&amp;qid=1560950747&amp;s=gateway&amp;sr=8-1-spons&amp;psc=1" xlink:type="simple">HiLetgo 2pcs PCF8574 PCF8574T IO Expansion Board I/O Expander I2C Evaluation Develop Module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ush button</text:p>
          </table:table-cell>
          <table:table-cell office:value-type="string" calcext:value-type="string">
            <text:p><text:a xlink:href="https://www.amazon.com/EG-STARTS-Buttons-Fighting-Joystick/dp/B01N5JRU2R/ref=sr_1_5?crid=1JAHAAXAQ0WJE&amp;keywords=push+button+arcade&amp;qid=1560950900&amp;s=gateway&amp;sprefix=push+button+ar%2Caps%2C206&amp;sr=8-5" xlink:type="simple">EG STARTS 12x 24mm OEM Arcade Push Buttons Switch Perfect Replace for Sanwa OBSF-24 OBSC-24 OBSN-24 Push Button DIY Fighting Stick PC Joystick Games Parts ( Each Color of 2 Pieces )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esistor 10k Ohms</text:p>
          </table:table-cell>
          <table:table-cell office:value-type="string" calcext:value-type="string">
            <text:p><text:a xlink:href="https://www.amazon.com/EDGELEC-Resistor-Tolerance-Resistance-Optional/dp/B07QJB31M7/ref=sr_1_1_sspa?crid=T0AOKCZZVZV0&amp;keywords=resistor+10k+ohm&amp;qid=1560951058&amp;s=gateway&amp;sprefix=resistor+10k%2Caps%2C197&amp;sr=8-1-spons&amp;psc=1" xlink:type="simple">EDGELEC 100pcs 10K ohm Resistor 1/2w (0.5Watt) ±1% Tolerance Metal Film Fixed Resistor, 131 Values of Resistance Optional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rduino mega 2560</text:p>
          </table:table-cell>
          <table:table-cell office:value-type="string" calcext:value-type="string">
            <text:p><text:a xlink:href="https://www.amazon.com/Elegoo-EL-CB-003-ATmega2560-ATMEGA16U2-Arduino/dp/B01H4ZLZLQ/ref=sr_1_4?keywords=arduino+mega&amp;qid=1560951102&amp;s=gateway&amp;sr=8-4" xlink:type="simple">ELEGOO MEGA 2560 R3 Board ATmega2560 ATMEGA16U2 + USB Cable for Arduino Projects RoHS Compliant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mper</text:p>
          </table:table-cell>
          <table:table-cell office:value-type="string" calcext:value-type="string">
            <text:p><text:a xlink:href="https://www.amazon.com/MCIGICM-Breadboard-Jumper-Prototype-Dupont/dp/B07PLZC26F/ref=sr_1_1_sspa?keywords=jumper+wire&amp;qid=1560951246&amp;s=gateway&amp;sr=8-1-spons&amp;psc=1" xlink:type="simple">MCIGICM 3Pcs x 40Pin Breadboard Jumper Wires, Dupont Wire with 40 Pin M/F, 40 Pin M/M, 40 Pin F/F (8 inch)</text:a></text:p>
          </table:table-cell>
          <table:table-cell office:value-type="string" calcext:value-type="string">
            <text:p>1 batch</text:p>
          </table:table-cell>
        </table:table-row>
        <table:table-row table:style-name="ro2">
          <table:table-cell office:value-type="string" calcext:value-type="string">
            <text:p>Heat-shrinkable sleeve</text:p>
          </table:table-cell>
          <table:table-cell office:value-type="string" calcext:value-type="string">
            <text:p><text:a xlink:href="https://www.amazon.com/270-pcs-Adhesive-Assortment-MILAPEAK/dp/B0771K1Z7Q/ref=sr_1_5?keywords=Heat-shrinkable+sleeve&amp;qid=1560951301&amp;s=gateway&amp;sr=8-5" xlink:type="simple">270 pcs 3:1 Dual Wall Adhesive Heat Shrink Tubing kit, 5 Sizes(Dia): 3/8", 1/4", 3/16", 1/8", 3/32", Best Cable Sleeve Tube Assortment with Storage Case for DIY by MILAPEAK (Black &amp; Red)</text:a></text:p>
          </table:table-cell>
          <table:table-cell office:value-type="string" calcext:value-type="string">
            <text:p>1 batch</text:p>
          </table:table-cell>
        </table:table-row>
        <table:table-row table:style-name="ro2">
          <table:table-cell office:value-type="string" calcext:value-type="string">
            <text:p>Magnet</text:p>
          </table:table-cell>
          <table:table-cell office:value-type="string" calcext:value-type="string">
            <text:p><text:a xlink:href="https://www.amazon.com/Refrigerator-Magnets-Nagnets-Fridge-Whiteboard/dp/B07MX57ZGK/ref=sr_1_3?keywords=magnet+6mm+x+3mm&amp;qid=1560951383&amp;s=gateway&amp;sr=8-3" xlink:type="simple">150 PCS 6x3mm Refrigerator Magnets Small Magnets Round Nagnets Fridge Magnets Little Magnets Fridge Magnets,Silver Magnets,Whiteboard Magnets,Mini Magnets</text:a>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Lug 2.8 mm</text:p>
          </table:table-cell>
          <table:table-cell office:value-type="string" calcext:value-type="string">
            <text:p><text:a xlink:href="https://www.amazon.com/ManYee-Connectors-Terminals-Electrical-Insulating/dp/B0793MM4V9/ref=sr_1_1?keywords=ManYee&amp;qid=1560951485&amp;s=electronics&amp;sr=1-1" xlink:type="simple">ManYee 2.8/4.8/6.3mm Female Spade Connectors for Car Audio Speaker Brass Crimp Terminals Spade Electrical Crimp Connector Kit with Insulating Sleeve Quick Wire Splice Terminal AWG 22-14 Gauge 150pcs</text:a>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crew M5 25 mm</text:p>
          </table:table-cell>
          <table:table-cell office:value-type="string" calcext:value-type="string">
            <text:p><text:a xlink:href="https://www.amazon.com/Alloy-Steel-Socket-Screws-Black/dp/B015A33VMA/ref=sr_1_5?keywords=screw+m5+25mm&amp;qid=1560951515&amp;s=gateway&amp;sr=8-5" xlink:type="simple">M5 x 25mm 12.9 Alloy Steel Hex Socket Head Cap Screws Bolt Black 30pcs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luetooth module HC-05</text:p>
          </table:table-cell>
          <table:table-cell office:value-type="string" calcext:value-type="string">
            <text:p><text:a xlink:href="https://www.amazon.com/DSD-TECH-HC-05-Pass-through-Communication/dp/B01G9KSAF6/ref=sr_1_2?crid=3GBZ3HZ3BYYQP&amp;keywords=dsd+tech+hc-05&amp;qid=1560951565&amp;s=gateway&amp;sprefix=DSD+te%2Caps%2C221&amp;sr=8-2" xlink:type="simple">DSD TECH HC-05 Bluetooth Serial Pass-through Module Wireless Serial Communication with Button for Arduino</text:a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5:06:52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06:38.491000000</meta:creation-date>
    <dc:date>2019-06-19T15:39:48.242000000</dc:date>
    <meta:editing-duration>PT6H12M51S</meta:editing-duration>
    <meta:editing-cycles>10</meta:editing-cycles>
    <meta:generator>LibreOffice/6.1.0.3$Windows_X86_64 LibreOffice_project/efb621ed25068d70781dc026f7e9c5187a4decd1</meta:generator>
    <meta:document-statistic meta:table-count="1" meta:cell-count="36" meta:object-count="0"/>
  </office:meta>
</office:document-meta>
</file>